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00C023E6C7C3C4B722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Roboto" style:font-name-asian="Roboto1" style:font-name-complex="Roboto1"/>
    </style:style>
    <style:style style:name="P3" style:family="paragraph" style:parent-style-name="Standard">
      <style:paragraph-properties fo:margin-top="0.0555in" fo:margin-bottom="0in" loext:contextual-spacing="false" fo:line-height="100%" fo:break-before="auto" fo:break-after="auto" fo:padding="0in" fo:border="none"/>
    </style:style>
    <style:style style:name="P4" style:family="paragraph" style:parent-style-name="Standard">
      <style:paragraph-properties fo:margin-top="0.0555in" fo:margin-bottom="0in" loext:contextual-spacing="false" fo:line-height="120%" fo:break-before="auto" fo:break-after="auto" fo:padding="0in" fo:border="none"/>
      <style:text-properties style:font-name="Roboto" style:font-name-asian="Roboto1" style:font-name-complex="Roboto1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6" style:family="paragraph" style:parent-style-name="Standard">
      <style:paragraph-properties fo:break-before="auto" fo:break-after="auto" fo:padding="0in" fo:border="none"/>
    </style:style>
    <style:style style:name="P7" style:family="paragraph" style:parent-style-name="Standard">
      <style:paragraph-properties fo:line-height="100%" fo:break-before="auto" fo:break-after="auto" fo:padding="0in" fo:border="none"/>
    </style:style>
    <style:style style:name="P8" style:family="paragraph" style:parent-style-name="Standard">
      <style:paragraph-properties fo:margin-left="0.5in" fo:margin-right="0in" fo:margin-top="0.1665in" fo:margin-bottom="0.111in" loext:contextual-spacing="false" fo:line-height="6%" fo:text-indent="-0.25in" style:auto-text-indent="false"/>
    </style:style>
    <style:style style:name="P9" style:family="paragraph" style:parent-style-name="Standard" style:list-style-name="WWNum17">
      <style:paragraph-properties fo:margin-left="0.5in" fo:margin-right="0in" fo:margin-top="0.1665in" fo:margin-bottom="0in" loext:contextual-spacing="false" fo:line-height="6%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margin-top="0.1665in" fo:margin-bottom="0in" loext:contextual-spacing="false" fo:line-height="6%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margin-top="0.1665in" fo:margin-bottom="0in" loext:contextual-spacing="false" fo:line-height="6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7">
      <style:paragraph-properties fo:margin-left="0.5in" fo:margin-right="0in" fo:margin-top="0in" fo:margin-bottom="0in" loext:contextual-spacing="false" fo:line-height="6%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6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  <style:text-properties style:font-name="Roboto" fo:font-size="10pt" style:font-name-asian="Roboto1" style:font-size-asian="10pt" style:font-name-complex="Roboto1" style:font-size-complex="10pt"/>
    </style:style>
    <style:style style:name="P22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3">
      <style:paragraph-properties fo:margin-left="0.5in" fo:margin-right="0in" fo:margin-top="0in" fo:margin-bottom="0in" loext:contextual-spacing="false" fo:line-height="120%" fo:text-indent="-0.25in" style:auto-text-indent="false" fo:break-before="auto" fo:break-after="auto" fo:padding="0in" fo:border="none"/>
    </style:style>
    <style:style style:name="P29" style:family="paragraph" style:parent-style-name="Standard" style:list-style-name="WWNum13">
      <style:paragraph-properties fo:margin-left="0.5in" fo:margin-right="0in" fo:margin-top="0in" fo:margin-bottom="0in" loext:contextual-spacing="false" fo:line-height="120%" fo:text-indent="-0.25in" style:auto-text-indent="false" fo:break-before="auto" fo:break-after="auto" fo:padding="0in" fo:border="none"/>
    </style:style>
    <style:style style:name="P30" style:family="paragraph" style:parent-style-name="Standard" style:list-style-name="WWNum17">
      <style:paragraph-properties fo:margin-left="0.5in" fo:margin-right="0in" fo:margin-top="0in" fo:margin-bottom="0.1665in" loext:contextual-spacing="false" fo:line-height="6%" fo:text-indent="-0.25in" style:auto-text-indent="false"/>
    </style:style>
    <style:style style:name="P31" style:family="paragraph" style:parent-style-name="Standard" style:list-style-name="WWNum12">
      <style:paragraph-properties fo:margin-left="0.5in" fo:margin-right="0in" fo:margin-top="0in" fo:margin-bottom="0.1665in" loext:contextual-spacing="false" fo:line-height="6%" fo:text-indent="-0.25in" style:auto-text-indent="false"/>
    </style:style>
    <style:style style:name="P32" style:family="paragraph" style:parent-style-name="Standard" style:list-style-name="WWNum11">
      <style:paragraph-properties fo:margin-left="0.5in" fo:margin-right="0in" fo:margin-top="0in" fo:margin-bottom="0.1665in" loext:contextual-spacing="false" fo:line-height="6%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.0555in" fo:margin-bottom="0in" loext:contextual-spacing="false" fo:text-indent="-0.25in" style:auto-text-indent="false"/>
    </style:style>
    <style:style style:name="P40" style:family="paragraph" style:parent-style-name="Standard" style:list-style-name="WWNum8">
      <style:paragraph-properties fo:margin-left="0.5in" fo:margin-right="0in" fo:margin-top="0.0555in" fo:margin-bottom="0in" loext:contextual-spacing="false" fo:text-indent="-0.25in" style:auto-text-indent="false"/>
    </style:style>
    <style:style style:name="P41" style:family="paragraph" style:parent-style-name="Standard" style:list-style-name="WWNum13">
      <style:paragraph-properties fo:margin-left="0.5in" fo:margin-right="0in" fo:margin-top="0.0555in" fo:margin-bottom="0in" loext:contextual-spacing="false" fo:line-height="120%" fo:text-indent="-0.25in" style:auto-text-indent="false" fo:break-before="auto" fo:break-after="auto" fo:padding="0in" fo:border="none"/>
    </style:style>
    <style:style style:name="P42" style:family="paragraph" style:parent-style-name="Standard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8" style:family="paragraph" style:parent-style-name="Standard">
      <style:paragraph-properties fo:margin-top="0.278in" fo:margin-bottom="0in" loext:contextual-spacing="false" fo:line-height="120%" fo:break-before="auto" fo:break-after="auto" fo:padding="0in" fo:border="none"/>
      <style:text-properties style:font-name="Proxima Nova" style:font-name-asian="Proxima Nova1" style:font-name-complex="Proxima Nova1"/>
    </style:style>
    <style:style style:name="P49" style:family="paragraph" style:parent-style-name="Heading_20_1">
      <style:paragraph-properties fo:break-before="auto" fo:break-after="auto" fo:padding="0in" fo:border="none"/>
    </style:style>
    <style:style style:name="P50" style:family="paragraph" style:parent-style-name="Heading_20_1">
      <style:paragraph-properties fo:margin-top="0.3335in" fo:margin-bottom="0.139in" loext:contextual-spacing="false" fo:line-height="100%" fo:keep-together="auto" fo:break-before="auto" fo:break-after="auto" fo:padding="0in" fo:border="none" fo:keep-with-next="auto"/>
    </style:style>
    <style:style style:name="P51" style:family="paragraph" style:parent-style-name="Heading_20_1">
      <style:paragraph-properties fo:keep-together="auto" fo:keep-with-next="auto"/>
    </style:style>
    <style:style style:name="P52" style:family="paragraph" style:parent-style-name="Heading_20_2">
      <style:paragraph-properties fo:line-height="100%" fo:keep-together="auto" fo:break-before="auto" fo:break-after="auto" fo:padding="0in" fo:border="none" fo:keep-with-next="auto"/>
    </style:style>
    <style:style style:name="P53" style:family="paragraph" style:parent-style-name="Heading_20_2">
      <style:paragraph-properties fo:keep-together="auto" fo:keep-with-next="auto"/>
    </style:style>
    <style:style style:name="P54" style:family="paragraph" style:parent-style-name="Heading_20_3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keep-together="auto" fo:text-indent="-0.25in" style:auto-text-indent="false" fo:background-color="#ffffff" fo:keep-with-next="auto"/>
    </style:style>
    <style:style style:name="P55" style:family="paragraph" style:parent-style-name="Heading_20_3" style:list-style-name="WWNum9">
      <loext:graphic-properties draw:fill="solid" draw:fill-color="#ffffff"/>
      <style:paragraph-properties fo:margin-left="0.5in" fo:margin-right="0in" fo:margin-top="0in" fo:margin-bottom="0.028in" loext:contextual-spacing="false" fo:line-height="100%" fo:keep-together="auto" fo:text-indent="-0.25in" style:auto-text-indent="false" fo:background-color="#ffffff" fo:keep-with-next="auto"/>
    </style:style>
    <style:style style:name="P56" style:family="paragraph" style:parent-style-name="Title" style:master-page-name="Standard">
      <style:paragraph-properties style:page-number="1" fo:break-before="auto" fo:break-after="auto" fo:padding="0in" fo:border="none"/>
    </style:style>
    <style:style style:name="P57" style:family="paragraph" style:parent-style-name="Subtitle">
      <style:paragraph-properties fo:keep-together="auto" fo:break-before="auto" fo:break-after="auto" fo:padding="0in" fo:border="none" fo:keep-with-next="auto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weight="bold" style:font-name-asian="Roboto1" style:font-weight-asian="bold" style:font-name-complex="Roboto1"/>
    </style:style>
    <style:style style:name="T3" style:family="text">
      <style:text-properties style:font-name="Roboto" fo:font-size="10pt" fo:font-weight="bold" style:font-name-asian="Roboto1" style:font-size-asian="10pt" style:font-weight-asian="bold" style:font-name-complex="Roboto1" style:font-size-complex="10pt"/>
    </style:style>
    <style:style style:name="T4" style:family="text">
      <style:text-properties style:font-name="Roboto" fo:font-size="10pt" style:font-name-asian="Roboto1" style:font-size-asian="10pt" style:font-name-complex="Roboto1" style:font-size-complex="10pt"/>
    </style:style>
    <style:style style:name="T5" style:family="text">
      <style:text-properties style:font-name="Roboto" style:text-underline-style="none" style:font-name-asian="Roboto1" style:font-name-complex="Roboto1"/>
    </style:style>
    <style:style style:name="T6" style:family="text">
      <style:text-properties fo:color="#00ab44" style:font-name="Roboto" fo:font-size="18pt" fo:font-style="normal" style:font-name-asian="Roboto1" style:font-size-asian="18pt" style:font-style-asian="normal" style:font-name-complex="Roboto1" style:font-size-complex="18pt"/>
    </style:style>
    <style:style style:name="T7" style:family="text">
      <style:text-properties fo:color="#00ab44" style:font-name="Roboto" fo:font-size="14pt" style:font-name-asian="Roboto1" style:font-size-asian="14pt" style:font-name-complex="Roboto1" style:font-size-complex="14pt"/>
    </style:style>
    <style:style style:name="T8" style:family="text">
      <style:text-properties fo:color="#666666" style:font-name="Roboto" style:font-name-asian="Roboto1" style:font-name-complex="Roboto1"/>
    </style:style>
    <style:style style:name="T9" style:family="text">
      <style:text-properties fo:color="#666666" style:font-name="Roboto" fo:font-size="12pt" fo:font-style="italic" fo:font-weight="normal" style:font-name-asian="Roboto1" style:font-size-asian="12pt" style:font-style-asian="italic" style:font-weight-asian="normal" style:font-name-complex="Roboto1" style:font-size-complex="12pt"/>
    </style:style>
    <style:style style:name="T10" style:family="text">
      <style:text-properties fo:color="#666666" style:font-name="Roboto" fo:font-style="italic" fo:font-weight="normal" style:font-name-asian="Roboto1" style:font-style-asian="italic" style:font-weight-asian="normal" style:font-name-complex="Roboto1"/>
    </style:style>
    <style:style style:name="T11" style:family="text">
      <style:text-properties fo:color="#666666" style:font-name="Roboto" fo:font-size="10pt" style:font-name-asian="Roboto1" style:font-size-asian="10pt" style:font-name-complex="Roboto1" style:font-size-complex="10pt"/>
    </style:style>
    <style:style style:name="T12" style:family="text">
      <style:text-properties fo:color="#666666" style:font-name="Roboto" fo:font-size="10pt" fo:font-weight="normal" style:font-name-asian="Roboto1" style:font-size-asian="10pt" style:font-weight-asian="normal" style:font-name-complex="Roboto1" style:font-size-complex="10pt"/>
    </style:style>
    <style:style style:name="T13" style:family="text">
      <style:text-properties fo:color="#666666" style:font-name="Roboto" fo:font-weight="normal" style:font-name-asian="Roboto1" style:font-weight-asian="normal" style:font-name-complex="Roboto1"/>
    </style:style>
    <style:style style:name="T14" style:family="text">
      <style:text-properties fo:color="#53bb84" style:font-name="Roboto" fo:font-size="14pt" style:font-name-asian="Roboto1" style:font-size-asian="14pt" style:font-name-complex="Roboto1" style:font-size-complex="14pt"/>
    </style:style>
    <style:style style:name="T15" style:family="text">
      <style:text-properties fo:color="#353744" style:font-name="Roboto" fo:font-size="12pt" style:font-name-asian="Roboto1" style:font-size-asian="12pt" style:font-name-complex="Roboto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_5x0d5h95i329"/><text:span text:style-name="T1">James Shaver</text:span></text:p>
      <text:p text:style-name="P57"><text:bookmark text:name="_sbziogryzzql"/><text:span text:style-name="T1">Technical Customer Success Engineer</text:span></text:p>
      <text:p text:style-name="P5"><text:span text:style-name="T8">(503)610-0832</text:span></text:p>
      <text:p text:style-name="P5"><text:span text:style-name="T8">contact@jshaver.me</text:span></text:p>
      <text:p text:style-name="P49"><text:bookmark text:name="_inx73jfg7qti"/><text:span text:style-name="T1">SUMMARY</text:span></text:p>
      <text:p text:style-name="P6"><text:span text:style-name="T1">Organized and goal-oriented, fully committed to providing the highest possible standards of customer service and support. </text:span></text:p>
      <text:p text:style-name="P6"><text:span text:style-name="T1">Analytical problem-solver, able to anticipate issues and define processes to resolve concerns and improve efficiency. </text:span></text:p>
      <text:p text:style-name="P6"><text:span text:style-name="T1">Highly skilled in building client / team member relationships. Able to see the big picture, delegate effectively and motivate team members to achieve project completion on time.</text:span></text:p>
      <text:p text:style-name="P50"><text:bookmark text:name="_5sh58lh512k2"/><text:span text:style-name="T7">EXPERIENCE</text:span></text:p>
      <text:p text:style-name="P52"><text:bookmark text:name="_mu43qcboozqe"/><text:span text:style-name="T1">Docusign, Portland, Oregon</text:span><text:span text:style-name="T9"> - </text:span><text:span text:style-name="T10">Technical Customer Success Engineer</text:span></text:p>
      <text:p text:style-name="P3"><text:span text:style-name="T11">March 2023 - Present</text:span></text:p>
      <text:p text:style-name="P8"><text:span text:style-name="T2">Client Success:</text:span></text:p>
      <text:list xml:id="list2972703422" text:style-name="WWNum17">
        <text:list-item>
          <text:p text:style-name="P9"><text:span text:style-name="T1">Ensured client success and satisfaction by aligning their roadmaps with business-critical application needs.</text:span></text:p>
        </text:list-item>
        <text:list-item>
          <text:p text:style-name="P18"><text:span text:style-name="T1">Mitigated risks through escalated issue resolution and proactive monitoring for maximum uptime.</text:span></text:p>
        </text:list-item>
        <text:list-item>
          <text:p text:style-name="P30"><text:span text:style-name="T1">Provided ongoing lifecycle support, including guidance on new functionality, APIs, and configuration best practices.</text:span></text:p>
        </text:list-item>
      </text:list>
      <text:p text:style-name="P8"><text:span text:style-name="T2">Technical Expertise:</text:span></text:p>
      <text:list xml:id="list777949046" text:style-name="WWNum12">
        <text:list-item>
          <text:p text:style-name="P10"><text:span text:style-name="T1">Leveraged in-depth knowledge of technical accounts to efficiently resolve issues.</text:span></text:p>
        </text:list-item>
        <text:list-item>
          <text:p text:style-name="P19"><text:span text:style-name="T1">Maintained a comprehensive support blueprint to ensure supportability.</text:span></text:p>
        </text:list-item>
        <text:list-item>
          <text:p text:style-name="P31"><text:span text:style-name="T1">Actively monitored platform telemetry to identify and address technical risks.</text:span></text:p>
        </text:list-item>
      </text:list>
      <text:p text:style-name="P8"><text:span text:style-name="T2">Client Advocacy:</text:span></text:p>
      <text:list xml:id="list3753256464" text:style-name="WWNum11">
        <text:list-item>
          <text:p text:style-name="P11"><text:span text:style-name="T1">Advocated for client interests and provided visibility into the DocuSign product roadmap.</text:span></text:p>
        </text:list-item>
        <text:list-item>
          <text:p text:style-name="P32"><text:span text:style-name="T1">Fostered collaboration and transparency with clients.</text:span></text:p>
        </text:list-item>
      </text:list>
      <text:p text:style-name="P52"><text:bookmark text:name="_25ksbxwbal7a"/><text:span text:style-name="T1">TalentNet</text:span><text:span text:style-name="T15">, </text:span><text:span text:style-name="T1">Portland, Oregon</text:span><text:span text:style-name="T9"> - </text:span><text:span text:style-name="T10">Customer Success Engineer</text:span></text:p>
      <text:p text:style-name="Standard"><text:span text:style-name="T11">April 2021 - March 2023</text:span></text:p>
      <text:list xml:id="list1519916599" text:style-name="WWNum3">
        <text:list-item>
          <text:p text:style-name="P39"><text:span text:style-name="T3">Managed customer lifecycle:</text:span><text:span text:style-name="T4"> Focused on key technical areas: APIs, job boards, and white glove support.</text:span></text:p>
        </text:list-item>
        <text:list-item>
          <text:p text:style-name="P20"><text:soft-page-break/><text:span text:style-name="T3">Served as technical resource:</text:span><text:span text:style-name="T4"> Provided expertise to both customers and internal stakeholders.</text:span></text:p>
        </text:list-item>
        <text:list-item>
          <text:p text:style-name="P20"><text:span text:style-name="T3">Strategized scalable solutions:</text:span><text:span text:style-name="T4"> Identified and developed new use cases to enhance client satisfaction.</text:span></text:p>
        </text:list-item>
        <text:list-item>
          <text:p text:style-name="P20"><text:span text:style-name="T3">Collaborated with cross-functional teams:</text:span><text:span text:style-name="T4"> Guided customer requests and roadmap with product, engineering, and UX teams.</text:span></text:p>
        </text:list-item>
        <text:list-item>
          <text:p text:style-name="P20"><text:span text:style-name="T3">Ensured timely issue resolution:</text:span><text:span text:style-name="T4"> Liaised with support to address customer issues promptly.</text:span></text:p>
        </text:list-item>
        <text:list-item>
          <text:p text:style-name="P20"><text:span text:style-name="T3">Advocated for customer success:</text:span><text:span text:style-name="T4"> Mentored team members to prioritize customer satisfaction.</text:span></text:p>
        </text:list-item>
        <text:list-item>
          <text:p text:style-name="P21"/>
        </text:list-item>
      </text:list>
      <text:p text:style-name="P52"><text:bookmark text:name="_qttiqnuhschn"/><text:span text:style-name="T1">Fiserv</text:span><text:span text:style-name="T15">, </text:span><text:span text:style-name="T1">Portland, Oregon</text:span><text:span text:style-name="T9"> - </text:span><text:span text:style-name="T10">Client Technical Support Engineer</text:span></text:p>
      <text:p text:style-name="P3"><text:span text:style-name="T11">May 2017 - March 2021</text:span></text:p>
      <text:list xml:id="list2396231693" text:style-name="WWNum8">
        <text:list-item>
          <text:p text:style-name="P40"><text:span text:style-name="T2">Led DadePay project:</text:span><text:span text:style-name="T1"> Served as SME and led team in training exercises and Knowledge Base article development.</text:span></text:p>
        </text:list-item>
        <text:list-item>
          <text:p text:style-name="P22"><text:span text:style-name="T2">Developed DadePay support model:</text:span><text:span text:style-name="T1"> Ensured 100% client readiness with support model and client readiness documentation.</text:span></text:p>
        </text:list-item>
        <text:list-item>
          <text:p text:style-name="P22"><text:span text:style-name="T2">Collaborated with stakeholders:</text:span><text:span text:style-name="T1"> Increased visibility of client activity, feedback, and recurring themes to improve quality and reduce case activity.</text:span></text:p>
        </text:list-item>
        <text:list-item>
          <text:p text:style-name="P22"><text:span text:style-name="T2">Provided client support:</text:span><text:span text:style-name="T1"> Supported clients across all aspects of FRMS products.</text:span></text:p>
        </text:list-item>
        <text:list-item>
          <text:p text:style-name="P22"><text:span text:style-name="T2">Maintained client virtual machine pool:</text:span><text:span text:style-name="T1"> Ensured availability of client models for testing.</text:span></text:p>
        </text:list-item>
      </text:list>
      <text:p text:style-name="P53"><text:bookmark text:name="_u48rzcbvg5y3"/><text:span text:style-name="T1">Nuscale Power, Portland Oregon</text:span><text:span text:style-name="T10"> - HRIS Consultant</text:span></text:p>
      <text:p text:style-name="P1"><text:span text:style-name="T11">October 2016 - May 2017</text:span></text:p>
      <text:p text:style-name="P42"><text:span text:style-name="T2">Benefit Carrier Integrations:</text:span></text:p>
      <text:list xml:id="list1730292169" text:style-name="WWNum1">
        <text:list-item>
          <text:p text:style-name="P12"><text:span text:style-name="T1">Successfully managed five benefit carrier integrations.</text:span></text:p>
        </text:list-item>
        <text:list-item>
          <text:p text:style-name="P24"><text:span text:style-name="T1">Developed an application to simplify benefit file delivery to carriers, including file generation, SFTP delivery, and secure archiving.</text:span></text:p>
        </text:list-item>
        <text:list-item>
          <text:p text:style-name="P33"><text:span text:style-name="T1">Coordinated with carrier EDI specialists and NuScale team members for file auditing.</text:span></text:p>
        </text:list-item>
      </text:list>
      <text:p text:style-name="P42"><text:span text:style-name="T2">WorkForceReady Automation:</text:span></text:p>
      <text:list xml:id="list58723441" text:style-name="WWNum16">
        <text:list-item>
          <text:p text:style-name="P13"><text:span text:style-name="T1">Developed and maintained custom code to automate WorkForceReady for reporting and delivery needs.</text:span></text:p>
        </text:list-item>
        <text:list-item>
          <text:p text:style-name="P25"><text:span text:style-name="T1">Served as the primary contact for all Kronos WorkforceReady issues.</text:span></text:p>
        </text:list-item>
        <text:list-item>
          <text:p text:style-name="P34"><text:span text:style-name="T1">Assisted employees with report generation, workflow understanding, security/group access audits, and ticket creation.</text:span></text:p>
        </text:list-item>
      </text:list>
      <text:p text:style-name="P53"><text:bookmark text:name="_ppsfccnvfc7j"/><text:span text:style-name="T1">BBSI, Vancouver, Washington</text:span><text:span text:style-name="T10"> - Application Support</text:span></text:p>
      <text:p text:style-name="P1"><text:span text:style-name="T11">November 2015 - February 2016</text:span></text:p>
      <text:list xml:id="list130746592783628" text:continue-list="list1730292169" text:style-name="WWNum1">
        <text:list-item>
          <text:p text:style-name="P12"><text:span text:style-name="T2">First-line Support:</text:span><text:span text:style-name="T1"> Provided first-line support for BBSI branch users across multiple HR systems, including HRPyramid, HRPyramid Web Edition, Bullhorn, Salesforce, and SpringCM.</text:span></text:p>
        </text:list-item>
        <text:list-item>
          <text:p text:style-name="P24"><text:soft-page-break/><text:span text:style-name="T2">Application Development &amp; Testing:</text:span><text:span text:style-name="T1"> Contributed to the development and testing of future applications.</text:span></text:p>
        </text:list-item>
        <text:list-item>
          <text:p text:style-name="P24"><text:span text:style-name="T2">Issue Resolution:</text:span><text:span text:style-name="T1"> Worked collaboratively with the IT Help Desk to promptly resolve customer (branch user) issues.</text:span></text:p>
        </text:list-item>
        <text:list-item>
          <text:p text:style-name="P33"><text:span text:style-name="T2">System Optimization:</text:span><text:span text:style-name="T1"> Identified and recommended system options to enhance client results in payroll, timekeeping, and HRIS systems.</text:span></text:p>
        </text:list-item>
      </text:list>
      <text:p text:style-name="P53"><text:bookmark text:name="_fo59mbn7cy9k"/><text:span text:style-name="T1">ADP, Clackamas, Oregon</text:span><text:span text:style-name="T10"> </text:span><text:span text:style-name="T13">| </text:span><text:span text:style-name="T12">April 2007 - August 2015</text:span></text:p>
      <text:list xml:id="list3766964886" text:style-name="WWNum9">
        <text:list-item>
          <text:p text:style-name="P54"><text:bookmark text:name="_jckgju86gbi"/><text:span text:style-name="T1">Senior Connections Support Specialist | October 2013 - August 2015</text:span></text:p>
        </text:list-item>
        <text:list-item>
          <text:p text:style-name="P54"><text:bookmark text:name="_ywsk2gs6n7rr"/><text:span text:style-name="T1">Technical Solutions Consultant | February 2012 - October 2013</text:span></text:p>
        </text:list-item>
        <text:list-item>
          <text:p text:style-name="P54"><text:bookmark text:name="_6wfx2d262sa7"/><text:span text:style-name="T1">Connection Services Specialist | May 2008 - February 2012</text:span></text:p>
        </text:list-item>
        <text:list-item>
          <text:p text:style-name="P55"><text:bookmark text:name="_hw3gvbkergzl"/><text:span text:style-name="T1">HRIS Support Specialist | April 2007 - May 2008</text:span></text:p>
        </text:list-item>
      </text:list>
      <text:p text:style-name="P2"/>
      <text:p text:style-name="Standard"><text:span text:style-name="T2">Data Integration:</text:span></text:p>
      <text:list xml:id="list3592200411" text:style-name="WWNum4">
        <text:list-item>
          <text:p text:style-name="P14"><text:span text:style-name="T1">Enabled payroll/benefit enrollment connections between HR/Benefits and WorkforceNow.</text:span></text:p>
        </text:list-item>
        <text:list-item>
          <text:p text:style-name="P35"><text:span text:style-name="T1">Maintained data file delivery between ADP HR/Benefits and benefit providers in various formats (XML, JSON, ANSI834, CSV, Tab Delimited).</text:span></text:p>
        </text:list-item>
      </text:list>
      <text:p text:style-name="Standard"><text:span text:style-name="T2">Technical Support &amp; Training:</text:span></text:p>
      <text:list xml:id="list2992917153" text:style-name="WWNum6">
        <text:list-item>
          <text:p text:style-name="P15"><text:span text:style-name="T1">Provided training and technical support on the integration between ADP HR/Benefits, WorkforceNow, Payroll products, and benefit carriers.</text:span></text:p>
        </text:list-item>
        <text:list-item>
          <text:p text:style-name="P26"><text:span text:style-name="T1">Developed and maintained effective ADP/client communications.</text:span></text:p>
        </text:list-item>
        <text:list-item>
          <text:p text:style-name="P36"><text:span text:style-name="T1">Trained fellow associates and developed new training procedures.</text:span></text:p>
        </text:list-item>
      </text:list>
      <text:p text:style-name="Standard"><text:span text:style-name="T2">Benefit Carrier Collaboration:</text:span></text:p>
      <text:list xml:id="list1663653676" text:style-name="WWNum14">
        <text:list-item>
          <text:p text:style-name="P47"><text:span text:style-name="T1">Developed working relationships with benefit carrier EDI teams to facilitate connection changes.</text:span></text:p>
        </text:list-item>
      </text:list>
      <text:p text:style-name="Standard"><text:span text:style-name="T2">Issue Resolution:</text:span></text:p>
      <text:list xml:id="list3250320221" text:style-name="WWNum5">
        <text:list-item>
          <text:p text:style-name="P16"><text:span text:style-name="T1">Effectively identified and resolved issues, including developing workarounds.</text:span></text:p>
        </text:list-item>
        <text:list-item>
          <text:p text:style-name="P37"><text:span text:style-name="T1">Implemented access and identified issues with Web Services and the API.</text:span></text:p>
        </text:list-item>
      </text:list>
      <text:p text:style-name="Standard"><text:span text:style-name="T2">Technical Expertise:</text:span></text:p>
      <text:list xml:id="list910767326" text:style-name="WWNum18">
        <text:list-item>
          <text:p text:style-name="P17"><text:span text:style-name="T1">Utilized OpenSSL to confirm Certificate and/or Certificate Signing Request format and encryption.</text:span></text:p>
        </text:list-item>
        <text:list-item>
          <text:p text:style-name="P27"><text:span text:style-name="T1">Proficient in technologies such as OpenSSL, OpenPGP, SOAP/REST protocols, WSDL files, JSON/XML data, OAuth, and OpenID.</text:span></text:p>
        </text:list-item>
        <text:list-item>
          <text:p text:style-name="P27"><text:span text:style-name="T1">Provided training for Web Services/API support and assisted team members with service cases.</text:span></text:p>
        </text:list-item>
        <text:list-item>
          <text:p text:style-name="P38"><text:span text:style-name="T1">Actively documented issue identification tips, error resolution, and FAQs regarding Web Services and API capabilities.</text:span></text:p>
        </text:list-item>
      </text:list>
      <text:p text:style-name="P50"><text:bookmark text:name="_pwnp1k6vsbh1"/><text:soft-page-break/><text:span text:style-name="T7">EDUCATION</text:span></text:p>
      <text:p text:style-name="P52"><text:bookmark text:name="_jpv9v4b642w5"/><text:span text:style-name="T1">Washington State University </text:span><text:span text:style-name="T9">- BA</text:span><text:span text:style-name="T10">, Management Information Systems</text:span></text:p>
      <text:p text:style-name="P3"><text:span text:style-name="T11">2011 - 2015</text:span></text:p>
      <text:p text:style-name="P53"><text:bookmark text:name="_dgdfs44notau"/><text:span text:style-name="T1">ITT Technical Institute </text:span><text:span text:style-name="T10">- AA, Computer Information Sciences</text:span></text:p>
      <text:p text:style-name="P1"><text:span text:style-name="T11">2001 - 2003</text:span></text:p>
      <text:p text:style-name="P50"><text:bookmark text:name="_3hy8rkwzatey"/><text:span text:style-name="T1">CERTIFICATIONS</text:span></text:p>
      <text:list xml:id="list1638585306" text:style-name="WWNum13">
        <text:list-item>
          <text:p text:style-name="P41"><text:span text:style-name="T1">DocuSign eSignature API Specialist</text:span></text:p>
        </text:list-item>
        <text:list-item>
          <text:p text:style-name="P28"><text:span text:style-name="T1">DocuSign Organization Management Specialist</text:span></text:p>
        </text:list-item>
        <text:list-item>
          <text:p text:style-name="P28"><text:span text:style-name="T1">DocuSign eSignature Administration Specialist</text:span></text:p>
        </text:list-item>
        <text:list-item>
          <text:p text:style-name="P28"><text:span text:style-name="T1">DocuSign eSignature Template Specialist</text:span></text:p>
        </text:list-item>
      </text:list>
      <text:p text:style-name="P4"/>
      <text:p text:style-name="P51"><text:bookmark text:name="_cijgwadaqcwu"/><text:span text:style-name="T1">SKILLS &amp; TOOLS</text:span></text:p>
      <text:p text:style-name="Standard"><text:span text:style-name="T2">Frontend:</text:span></text:p>
      <text:list xml:id="list1612254214" text:style-name="WWNum7">
        <text:list-item>
          <text:p text:style-name="P43"><text:span text:style-name="T1">HTML, CSS, JavaScript, JQuery</text:span></text:p>
        </text:list-item>
      </text:list>
      <text:p text:style-name="Standard"><text:span text:style-name="T2">Backend:</text:span></text:p>
      <text:list xml:id="list2722343972" text:style-name="WWNum10">
        <text:list-item>
          <text:p text:style-name="P44"><text:span text:style-name="T1">PHP, MySql/MariaDB, REST/SOAP, Git, Node/NPM, Hono</text:span></text:p>
        </text:list-item>
      </text:list>
      <text:p text:style-name="Standard"><text:span text:style-name="T2">Frameworks: </text:span></text:p>
      <text:list xml:id="list237258935" text:style-name="WWNum2">
        <text:list-item>
          <text:p text:style-name="P45"><text:span text:style-name="T1">Joomla, WordPress, Blogger, CodeIgniter, Phalcon, Laravel, Symfony, CakePHP</text:span></text:p>
        </text:list-item>
      </text:list>
      <text:p text:style-name="Standard"><text:span text:style-name="T2">IDEs:</text:span></text:p>
      <text:list xml:id="list1801455286" text:style-name="WWNum15">
        <text:list-item>
          <text:p text:style-name="P46"><text:span text:style-name="T1">Visual Studio Code, NetBeans, Eclipse, WebStor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39in" loext:contextual-spacing="false" fo:line-height="100%" fo:keep-together="always" fo:break-before="auto" fo:break-after="auto" fo:keep-with-next="always"/>
      <style:text-properties fo:color="#00ab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fo:color="#00ab44" fo:font-size="18pt" style:font-size-asian="18pt" style:font-size-complex="18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Roboto" fo:font-family="Roboto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oboto" fo:font-family="Roboto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Roboto" fo:font-family="Roboto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Roboto" fo:font-family="Roboto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Roboto" fo:font-family="Roboto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Roboto" fo:font-family="Roboto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Roboto" fo:font-family="Roboto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Roboto" fo:font-family="Roboto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Roboto" fo:font-family="Roboto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Roboto" fo:font-family="Roboto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Roboto" fo:font-family="Roboto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20%" fo:break-before="auto" fo:break-after="auto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.png" text:anchor-type="as-char" svg:width="6.5in" svg:height="0.0693in" draw:z-index="3"><draw:image xlink:href="Pictures/10000201000004B00000000C023E6C7C3C4B7224.png" xlink:type="simple" xlink:show="embed" xlink:actuate="onLoad" loext:mime-type="image/png"/><svg:desc>horizontal line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96" meta:word-count="845" meta:character-count="6093" meta:non-whitespace-character-count="5393"/>
    <meta:generator>LibreOfficeDev/6.0.5.2$Linux_X86_64 LibreOffice_project/</meta:generator>
  </office:meta>
</office:document-meta>
</file>